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" manifest:full-path="Configurations2/toolbar/custom_toolbar_743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 draw:shadow="visible"/>
    </style:style>
    <style:style style:name="gr2" style:family="graphic" style:parent-style-name="objectwithoutfill">
      <style:graphic-properties draw:fill="none" draw:textarea-vertical-align="middle" draw:shadow="hidden"/>
    </style:style>
    <style:style style:name="gr3" style:family="graphic" style:parent-style-name="objectwithoutfill">
      <style:graphic-properties draw:fill="none" draw:textarea-vertical-align="middle" draw:shadow="hidden"/>
    </style:style>
    <style:style style:name="gr4" style:family="graphic" style:parent-style-name="standard">
      <style:graphic-properties draw:textarea-vertical-align="middle" draw:shadow="visibl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draw:textarea-vertical-align="middle"/>
    </style:style>
    <style:style style:name="gr8" style:family="graphic" style:parent-style-name="objectwithoutfill">
      <style:graphic-properties draw:marker-end="Symmetric_20_Arrow" draw:marker-end-width="0.3cm" draw:fill="none" draw:textarea-vertical-align="middle"/>
    </style:style>
    <style:style style:name="gr9" style:family="graphic" style:parent-style-name="objectwithoutfill">
      <style:graphic-properties draw:marker-start="" draw:marker-end="Symmetric_20_Arrow" draw:marker-end-width="0.3cm" draw:fill="none" draw:textarea-vertical-align="middle"/>
    </style:style>
    <style:style style:name="gr10" style:family="graphic" style:parent-style-name="standard">
      <style:graphic-properties draw:textarea-horizontal-align="justify" draw:textarea-vertical-align="middle" draw:auto-grow-height="false" fo:min-height="0cm" fo:min-width="0cm" draw:shadow="hidden"/>
    </style:style>
    <style:style style:name="gr11" style:family="graphic" style:parent-style-name="objectwithoutfill">
      <style:graphic-properties draw:fill="none" draw:textarea-vertical-align="middle"/>
    </style:style>
    <style:style style:name="gr12" style:family="graphic" style:parent-style-name="standard">
      <style:graphic-properties draw:stroke="none" draw:fill="none" fo:min-height="0.391cm"/>
    </style:style>
    <style:style style:name="gr13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P1" style:family="paragraph">
      <style:paragraph-properties fo:text-align="center"/>
      <style:text-properties fo:font-family="Calibri" style:font-family-generic="swiss" style:font-pitch="variable" fo:font-size="10pt" style:font-size-asian="10pt" style:font-size-complex="10pt"/>
    </style:style>
    <style:style style:name="P2" style:family="paragraph">
      <style:paragraph-properties fo:text-align="center"/>
      <style:text-properties fo:font-family="Calibri" style:font-family-generic="swiss" style:font-pitch="variable" fo:font-size="6pt" style:font-size-asian="6pt" style:font-size-complex="6pt"/>
    </style:style>
    <style:style style:name="P3" style:family="paragraph">
      <style:paragraph-properties fo:text-align="center"/>
      <style:text-properties fo:font-size="6pt" style:font-size-asian="6pt" style:font-size-complex="6pt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size="10pt" style:font-size-asian="10pt" style:font-size-complex="10pt"/>
    </style:style>
    <style:style style:name="P6" style:family="paragraph">
      <style:paragraph-properties fo:text-align="center"/>
      <style:text-properties fo:font-family="Calibri" style:font-style-name="Italic" style:font-family-generic="swiss" style:font-pitch="variable" fo:font-size="6pt" style:font-size-asian="6pt" style:font-size-complex="6pt"/>
    </style:style>
    <style:style style:name="P7" style:family="paragraph">
      <style:paragraph-properties fo:text-align="center"/>
      <style:text-properties fo:font-family="Calibri" style:font-style-name="Italic" style:font-family-generic="swiss" style:font-pitch="variable" fo:font-size="10pt" style:font-size-asian="10pt" style:font-size-complex="10pt"/>
    </style:style>
    <style:style style:name="P8" style:family="paragraph">
      <style:paragraph-properties fo:text-align="center"/>
      <style:text-properties fo:font-size="4pt" style:font-size-asian="4pt" style:font-size-complex="4pt"/>
    </style:style>
    <style:style style:name="P9" style:family="paragraph">
      <style:paragraph-properties fo:text-align="center"/>
      <style:text-properties fo:font-family="Calibri" style:font-style-name="Italic" style:font-family-generic="swiss" style:font-pitch="variable" fo:font-size="6pt" style:font-size-asian="6pt" style:font-size-complex="6pt"/>
    </style:style>
    <style:style style:name="P10" style:family="paragraph">
      <style:paragraph-properties fo:text-align="center"/>
      <style:text-properties fo:font-family="Calibri" style:font-style-name="Обычный" style:font-family-generic="swiss" style:font-pitch="variable" fo:font-size="6pt" style:font-size-asian="10pt" style:font-size-complex="10pt"/>
    </style:style>
    <style:style style:name="T1" style:family="text">
      <style:text-properties fo:font-family="Calibri" style:font-family-generic="swiss" style:font-pitch="variable" fo:font-size="6pt" style:font-size-asian="6pt" style:font-size-complex="6pt"/>
    </style:style>
    <style:style style:name="T2" style:family="text">
      <style:text-properties fo:font-family="Calibri" style:font-family-generic="swiss" style:font-pitch="variable" fo:font-size="10pt" style:font-size-asian="10pt" style:font-size-complex="10pt"/>
    </style:style>
    <style:style style:name="T3" style:family="text">
      <style:text-properties fo:font-family="Calibri" style:font-family-generic="swiss" style:font-pitch="variable" fo:font-size="6pt" fo:language="en" fo:country="US" style:font-size-asian="6pt" style:font-size-complex="6pt"/>
    </style:style>
    <style:style style:name="T4" style:family="text">
      <style:text-properties fo:font-family="Calibri" style:font-style-name="Italic" style:font-family-generic="swiss" style:font-pitch="variable" fo:font-size="6pt" style:font-size-asian="6pt" style:font-size-complex="6pt"/>
    </style:style>
    <style:style style:name="T5" style:family="text">
      <style:text-properties fo:font-size="6pt" style:font-size-asian="6pt" style:font-size-complex="6pt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family="Calibri" style:font-style-name="Italic" style:font-family-generic="swiss" style:font-pitch="variable" fo:font-size="10pt" style:font-size-asian="10pt" style:font-size-complex="10pt"/>
    </style:style>
    <style:style style:name="T8" style:family="text">
      <style:text-properties fo:font-size="4pt" style:font-size-asian="4pt" style:font-size-complex="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xml:id="id11" draw:id="id11" draw:layer="layout" svg:width="2cm" svg:height="0.8cm" svg:x="10.1cm" svg:y="1.5cm">
          <text:p text:style-name="P1"><text:span text:style-name="T1">Обработка</text:span><text:span text:style-name="T2"> </text:span></text:p>
          <text:p text:style-name="P1"><text:span text:style-name="T3">Unit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5031.6139767054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9" draw:id="id9" draw:layer="layout" svg:width="2cm" svg:height="0.5cm" svg:x="10.1cm" svg:y="2.75cm">
          <text:p text:style-name="P2"><text:span text:style-name="T1">Покупка стекла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" draw:id="id1" draw:layer="layout" svg:width="1.5cm" svg:height="1cm" svg:x="12.9cm" svg:y="2.5cm">
          <text:p text:style-name="P2"><text:span text:style-name="T1">Есть </text:span></text:p>
          <text:p text:style-name="P2"><text:span text:style-name="T1">деньги</text:span></text:p>
          <draw:enhanced-geometry svg:viewBox="0 0 21600 21600" draw:mirror-vertical="false" draw:mirror-horizont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3" xml:id="id2" draw:id="id2" draw:layer="layout" svg:width="2.36cm" svg:height="1cm" svg:x="14.94cm" svg:y="2.5cm">
          <text:p text:style-name="P3"><text:span text:style-name="T4">Рассчитываем</text:span><text:span text:style-name="T5"> </text:span></text:p>
          <text:p text:style-name="P3"><text:span text:style-name="T4">норму</text:span></text:p>
          <text:p text:style-name="P3"><text:span text:style-name="T4">Покупки в день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5" draw:layer="layout" draw:type="line" svg:x1="14.4cm" svg:y1="3cm" svg:x2="14.94cm" svg:y2="3cm" draw:start-shape="id1" draw:start-glue-point="7" draw:end-shape="id2" draw:end-glue-point="3" svg:d="M14400 3000h540">
          <text:p text:style-name="P4"><text:span text:style-name="T6">да</text:span></text:p>
        </draw:connector>
        <draw:custom-shape draw:style-name="gr1" draw:text-style-name="P2" xml:id="id3" draw:id="id3" draw:layer="layout" svg:width="2.1cm" svg:height="0.8cm" svg:x="12.6cm" svg:y="4.1cm">
          <text:p text:style-name="P4"><text:span text:style-name="T1">Послать сообщение </text:span></text:p>
          <text:p text:style-name="P4"><text:span text:style-name="T1">Получить деньги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5" draw:layer="layout" draw:type="line" svg:x1="13.65cm" svg:y1="3.5cm" svg:x2="13.65cm" svg:y2="4.1cm" draw:start-shape="id1" draw:start-glue-point="6" draw:end-shape="id3" draw:end-glue-point="0" svg:d="M13650 3500v600">
          <text:p text:style-name="P4"><text:span text:style-name="T6">нет</text:span></text:p>
        </draw:connector>
        <draw:custom-shape draw:style-name="gr1" draw:text-style-name="P6" xml:id="id4" draw:id="id4" draw:layer="layout" svg:width="1.5cm" svg:height="1cm" svg:x="15.3cm" svg:y="4cm">
          <text:p text:style-name="P6"><text:span text:style-name="T4">Есть </text:span></text:p>
          <text:p text:style-name="P6"><text:span text:style-name="T4">деньги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4" draw:layer="layout" draw:type="line" svg:x1="14.7cm" svg:y1="4.5cm" svg:x2="15.3cm" svg:y2="4.5cm" draw:start-shape="id3" draw:start-glue-point="1" draw:end-shape="id4" draw:end-glue-point="5" svg:d="M14700 4500h600">
          <text:p/>
        </draw:connector>
        <draw:custom-shape draw:style-name="gr1" draw:text-style-name="P6" xml:id="id5" draw:id="id5" draw:layer="layout" svg:width="2.1cm" svg:height="0.7cm" svg:x="17.6cm" svg:y="4.15cm">
          <text:p text:style-name="P4"><text:span text:style-name="T4">Добавить </text:span></text:p>
          <text:p text:style-name="P4"><text:span text:style-name="T4">деньги на площадку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7" draw:layer="layout" draw:type="line" svg:x1="16.8cm" svg:y1="4.5cm" svg:x2="17.6cm" svg:y2="4.5cm" draw:start-shape="id4" draw:start-glue-point="7" draw:end-shape="id5" draw:end-glue-point="3" svg:d="M16800 4500h800">
          <text:p text:style-name="P4"><text:span text:style-name="T7">да</text:span></text:p>
        </draw:connector>
        <draw:ellipse draw:style-name="gr4" draw:text-style-name="P6" xml:id="id6" draw:id="id6" draw:layer="layout" svg:width="1.15cm" svg:height="0.6cm" svg:x="15.475cm" svg:y="5.5cm">
          <text:p text:style-name="P4"><text:span text:style-name="T4">выход</text:span></text:p>
        </draw:ellipse>
        <draw:connector draw:style-name="gr2" draw:text-style-name="P7" draw:layer="layout" draw:type="line" svg:x1="16.05cm" svg:y1="5cm" svg:x2="16.05cm" svg:y2="5.5cm" draw:start-shape="id4" draw:start-glue-point="6" draw:end-shape="id6" draw:end-glue-point="0" svg:d="M16050 5000v500">
          <text:p text:style-name="P4"><text:span text:style-name="T7">нет</text:span></text:p>
        </draw:connector>
        <draw:custom-shape draw:style-name="gr1" draw:text-style-name="P6" xml:id="id7" draw:id="id7" draw:layer="layout" svg:width="1.8cm" svg:height="0.6cm" svg:x="17.9cm" svg:y="2.7cm">
          <text:p text:style-name="P4"><text:span text:style-name="T4">Меняем </text:span></text:p>
          <text:p text:style-name="P4"><text:span text:style-name="T4">Стекло на деньги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4" draw:layer="layout" draw:type="line" svg:x1="17.3cm" svg:y1="3cm" svg:x2="17.9cm" svg:y2="3cm" draw:start-shape="id2" draw:start-glue-point="1" draw:end-shape="id7" draw:end-glue-point="3" svg:d="M17300 3000h600">
          <text:p/>
        </draw:connector>
        <draw:connector draw:style-name="gr5" draw:text-style-name="P4" draw:layer="layout" draw:type="line" svg:x1="12.9cm" svg:y1="3cm" svg:x2="12.9cm" svg:y2="3cm" draw:start-shape="id1" draw:start-glue-point="5" draw:end-shape="id1" svg:d="M12900 3000z">
          <text:p/>
        </draw:connector>
        <draw:connector draw:style-name="gr6" draw:text-style-name="P4" draw:layer="layout" draw:type="line" svg:x1="16.12cm" svg:y1="2.5cm" svg:x2="16.1cm" svg:y2="2cm" draw:start-shape="id2" draw:start-glue-point="0" draw:end-shape="id8" draw:end-glue-point="2" svg:d="M16120 2500l-20-500">
          <text:p/>
        </draw:connector>
        <draw:ellipse draw:style-name="gr7" draw:text-style-name="P8" xml:id="id8" draw:id="id8" draw:layer="layout" svg:width="1.6cm" svg:height="0.6cm" svg:x="15.3cm" svg:y="1.4cm">
          <text:p text:style-name="P4"><text:span text:style-name="T8">Применяем</text:span></text:p>
          <text:p text:style-name="P4"><text:span text:style-name="T8">формулу</text:span></text:p>
        </draw:ellipse>
        <draw:custom-shape draw:style-name="gr1" draw:text-style-name="P2" xml:id="id10" draw:id="id10" draw:layer="layout" svg:width="2cm" svg:height="0.5cm" svg:x="10.1cm" svg:y="3.825cm">
          <text:p text:style-name="P2"><text:span text:style-name="T1">Отгрузка стекла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4" draw:layer="layout" draw:type="line" svg:x1="11.1cm" svg:y1="3.25cm" svg:x2="11.1cm" svg:y2="3.825cm" draw:start-shape="id9" draw:start-glue-point="2" draw:end-shape="id10" svg:d="M11100 3250v575">
          <text:p/>
        </draw:connector>
        <draw:connector draw:style-name="gr6" draw:text-style-name="P4" draw:layer="layout" draw:type="line" svg:x1="11.1cm" svg:y1="2.3cm" svg:x2="11.1cm" svg:y2="2.75cm" draw:start-shape="id11" draw:start-glue-point="2" draw:end-shape="id9" draw:end-glue-point="0" svg:d="M11100 2300v450">
          <text:p/>
        </draw:connector>
        <draw:connector draw:style-name="gr8" draw:text-style-name="P4" draw:layer="layout" draw:type="line" svg:x1="12.1cm" svg:y1="3cm" svg:x2="12.9cm" svg:y2="3cm" draw:start-shape="id9" draw:start-glue-point="1" draw:end-shape="id1" svg:d="M12100 3000h800">
          <text:p/>
        </draw:connector>
        <draw:connector draw:style-name="gr9" draw:text-style-name="P4" draw:layer="layout" draw:type="line" svg:x1="10.1cm" svg:y1="4.075cm" svg:x2="9.6cm" svg:y2="4.075cm" draw:start-shape="id10" draw:start-glue-point="3" draw:end-shape="id12" draw:end-glue-point="1" svg:d="M10100 4075h-500">
          <text:p/>
        </draw:connector>
        <draw:custom-shape draw:style-name="gr10" draw:text-style-name="P2" xml:id="id12" draw:id="id12" draw:layer="layout" svg:width="1.8cm" svg:height="1cm" svg:x="7.8cm" svg:y="3.575cm">
          <text:p text:style-name="P2"><text:span text:style-name="T1">Есть Стекло </text:span></text:p>
          <text:p text:style-name="P2"><text:span text:style-name="T1">для отгрузки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6" xml:id="id13" draw:id="id13" draw:layer="layout" svg:width="1.8cm" svg:height="1cm" svg:x="5.35cm" svg:y="3.575cm">
          <text:p text:style-name="P6"><text:span text:style-name="T4">Проверяем деньги</text:span></text:p>
          <text:p text:style-name="P6"><text:span text:style-name="T4">Для отправки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" draw:text-style-name="P5" draw:layer="layout" draw:type="line" svg:x1="7.8cm" svg:y1="4.075cm" svg:x2="7.15cm" svg:y2="4.075cm" draw:start-shape="id12" draw:start-glue-point="3" draw:end-shape="id13" draw:end-glue-point="1" svg:d="M7800 4075h-650">
          <text:p text:style-name="P4"><text:span text:style-name="T6">да</text:span></text:p>
        </draw:connector>
        <draw:custom-shape draw:style-name="gr1" draw:text-style-name="P6" xml:id="id14" draw:id="id14" draw:layer="layout" svg:width="1.7cm" svg:height="1cm" svg:x="3cm" svg:y="3.575cm">
          <text:p text:style-name="P6"><text:span text:style-name="T4">Отгружаем</text:span></text:p>
          <text:p text:style-name="P6"><text:span text:style-name="T4">стекло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" draw:text-style-name="P5" draw:layer="layout" draw:type="line" svg:x1="5.35cm" svg:y1="4.075cm" svg:x2="4.7cm" svg:y2="4.075cm" draw:start-shape="id13" draw:start-glue-point="3" draw:end-shape="id14" draw:end-glue-point="1" svg:d="M5350 4075h-650">
          <text:p text:style-name="P4"><text:span text:style-name="T6">да</text:span></text:p>
        </draw:connector>
        <draw:custom-shape draw:style-name="gr1" draw:text-style-name="P2" xml:id="id15" draw:id="id15" draw:layer="layout" svg:width="2.1cm" svg:height="1cm" svg:x="5.2cm" svg:y="4.9cm">
          <text:p text:style-name="P2"><text:span text:style-name="T1">Послать сообщение </text:span></text:p>
          <text:p text:style-name="P2"><text:span text:style-name="T1">Получить деньги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" draw:text-style-name="P5" draw:layer="layout" draw:type="line" svg:x1="6.25cm" svg:y1="4.575cm" svg:x2="6.25cm" svg:y2="4.9cm" draw:start-shape="id13" draw:start-glue-point="2" draw:end-shape="id15" draw:end-glue-point="0" svg:d="M6250 4575v325">
          <text:p text:style-name="P4"><text:span text:style-name="T6">нет</text:span></text:p>
        </draw:connector>
        <draw:custom-shape draw:style-name="gr1" draw:text-style-name="P6" xml:id="id16" draw:id="id16" draw:layer="layout" svg:width="1.5cm" svg:height="1cm" svg:x="5.5cm" svg:y="6.3cm">
          <text:p text:style-name="P6"><text:span text:style-name="T4">Есть деньги</text:span></text:p>
          <text:p text:style-name="P6"><text:span text:style-name="T4">Ответ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4" draw:layer="layout" draw:type="line" svg:x1="6.25cm" svg:y1="5.9cm" svg:x2="6.25cm" svg:y2="6.3cm" draw:start-shape="id15" draw:start-glue-point="2" draw:end-shape="id16" draw:end-glue-point="4" svg:d="M6250 5900v400">
          <text:p/>
        </draw:connector>
        <draw:connector draw:style-name="gr7" draw:text-style-name="P5" draw:layer="layout" draw:line-skew="0.949cm -0.699cm" svg:x1="7cm" svg:y1="6.8cm" svg:x2="6.25cm" svg:y2="3.575cm" draw:start-shape="id16" draw:start-glue-point="7" draw:end-shape="id13" draw:end-glue-point="0" svg:d="M7000 6800h1800v-4425h-2550v1200">
          <text:p/>
        </draw:connector>
        <draw:frame draw:style-name="gr12" draw:text-style-name="P5" draw:layer="layout" svg:width="0.9cm" svg:height="0.641cm" svg:x="7.095cm" svg:y="6.295cm">
          <draw:text-box>
            <text:p text:style-name="P5">да</text:p>
          </draw:text-box>
        </draw:frame>
        <draw:custom-shape draw:style-name="gr1" draw:text-style-name="P9" xml:id="id17" draw:id="id17" draw:layer="layout" svg:width="1.7cm" svg:height="1cm" svg:x="3cm" svg:y="5cm">
          <text:p text:style-name="P9">Меняем стекло</text:p>
          <text:p text:style-name="P9">На деньги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4" draw:layer="layout" draw:type="line" svg:x1="3.85cm" svg:y1="4.575cm" svg:x2="3.85cm" svg:y2="5cm" draw:start-shape="id14" draw:start-glue-point="2" draw:end-shape="id17" draw:end-glue-point="0" svg:d="M3850 4575v425">
          <text:p/>
        </draw:connector>
        <draw:custom-shape draw:style-name="gr1" draw:text-style-name="P9" xml:id="id18" draw:id="id18" draw:layer="layout" svg:width="2cm" svg:height="0.7cm" svg:x="10.1cm" svg:y="5cm">
          <text:p text:style-name="P9">Дневные </text:p>
          <text:p text:style-name="P9">расходы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4" draw:layer="layout" draw:type="line" svg:x1="11.1cm" svg:y1="4.325cm" svg:x2="11.1cm" svg:y2="5cm" draw:start-shape="id10" draw:start-glue-point="2" draw:end-shape="id18" draw:end-glue-point="0" svg:d="M11100 4325v675">
          <text:p/>
        </draw:connector>
        <draw:custom-shape draw:style-name="gr1" draw:text-style-name="P9" xml:id="id19" draw:id="id19" draw:layer="layout" svg:width="2cm" svg:height="1cm" svg:x="10.1cm" svg:y="6.2cm">
          <text:p text:style-name="P9">Закрыть день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4" draw:layer="layout" draw:type="line" svg:x1="11.1cm" svg:y1="5.7cm" svg:x2="11.1cm" svg:y2="6.2cm" draw:start-shape="id18" draw:start-glue-point="2" draw:end-shape="id19" draw:end-glue-point="0" svg:d="M11100 5700v500">
          <text:p/>
        </draw:connector>
        <draw:custom-shape draw:style-name="gr13" draw:text-style-name="P10" xml:id="id20" draw:id="id20" draw:layer="layout" svg:width="2.5cm" svg:height="0.5cm" svg:x="13.1cm" svg:y="8.8cm">
          <text:p text:style-name="P10">население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9" xml:id="id22" draw:id="id22" draw:layer="layout" svg:width="2.5cm" svg:height="0.5cm" svg:x="13.1cm" svg:y="9.5cm">
          <text:p text:style-name="P9">Норма на душу населения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9" xml:id="id24" draw:id="id24" draw:layer="layout" svg:width="2.5cm" svg:height="0.5cm" svg:x="13.1cm" svg:y="11.1cm">
          <text:p text:style-name="P9">Возраст площадки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9" xml:id="id23" draw:id="id23" draw:layer="layout" svg:width="2.5cm" svg:height="0.5cm" svg:x="13.1cm" svg:y="10.2cm">
          <text:p text:style-name="P9">Конкуренция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9" xml:id="id26" draw:id="id26" draw:layer="layout" svg:width="2.5cm" svg:height="0.5cm" svg:x="13.1cm" svg:y="11.8cm">
          <text:p text:style-name="P9">эффективность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9" xml:id="id21" draw:id="id21" draw:layer="layout" svg:width="2.5cm" svg:height="0.5cm" svg:x="16.6cm" svg:y="9.5cm">
          <text:p text:style-name="P9">город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4" draw:layer="layout" draw:type="line" svg:x1="15.6cm" svg:y1="9.05cm" svg:x2="16.6cm" svg:y2="9.75cm" draw:start-shape="id20" draw:start-glue-point="1" draw:end-shape="id21" draw:end-glue-point="3" svg:d="M15600 9050l1000 700">
          <text:p/>
        </draw:connector>
        <draw:connector draw:style-name="gr6" draw:text-style-name="P4" draw:layer="layout" draw:type="line" svg:x1="15.6cm" svg:y1="9.75cm" svg:x2="16.6cm" svg:y2="9.75cm" draw:start-shape="id22" draw:start-glue-point="1" draw:end-shape="id21" draw:end-glue-point="3" svg:d="M15600 9750h1000">
          <text:p/>
        </draw:connector>
        <draw:custom-shape draw:style-name="gr13" draw:text-style-name="P9" xml:id="id25" draw:id="id25" draw:layer="layout" svg:width="2.5cm" svg:height="0.5cm" svg:x="16.6cm" svg:y="11.4cm">
          <text:p text:style-name="P9">Норма на душу населения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4" draw:layer="layout" draw:type="line" svg:x1="15.6cm" svg:y1="10.45cm" svg:x2="16.6cm" svg:y2="9.75cm" draw:start-shape="id23" draw:start-glue-point="1" draw:end-shape="id21" draw:end-glue-point="3" svg:d="M15600 10450l1000-700">
          <text:p/>
        </draw:connector>
        <draw:connector draw:style-name="gr6" draw:text-style-name="P4" draw:layer="layout" draw:type="line" svg:x1="15.6cm" svg:y1="11.35cm" svg:x2="16.6cm" svg:y2="11.65cm" draw:start-shape="id24" draw:start-glue-point="1" draw:end-shape="id25" draw:end-glue-point="3" svg:d="M15600 11350l1000 300">
          <text:p/>
        </draw:connector>
        <draw:connector draw:style-name="gr6" draw:text-style-name="P4" draw:layer="layout" draw:type="line" svg:x1="15.6cm" svg:y1="12.05cm" svg:x2="16.6cm" svg:y2="11.65cm" draw:start-shape="id26" draw:start-glue-point="1" draw:end-shape="id25" draw:end-glue-point="3" svg:d="M15600 12050l1000-4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контура" style:display-name="Объект без заливки и контура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Konst Konst</meta:initial-creator>
    <meta:creation-date>2015-05-11T13:07:35.76</meta:creation-date>
    <dc:date>2015-05-11T18:57:13.03</dc:date>
    <dc:creator>Konst Konst</dc:creator>
    <meta:editing-duration>PT2H12M9S</meta:editing-duration>
    <meta:editing-cycles>5</meta:editing-cycles>
    <meta:generator>OpenOffice/4.1.1$Win32 OpenOffice.org_project/411m6$Build-9775</meta:generator>
    <meta:document-statistic meta:object-count="52"/>
  </office:meta>
</office:document-meta>
</file>